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" svg:font-family="lato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fd77" officeooo:paragraph-rsid="000bfd7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452" officeooo:paragraph-rsid="000db45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fd77" officeooo:paragraph-rsid="000bfd77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officeooo:rsid="000db452" officeooo:paragraph-rsid="000db452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609cm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1.25pt" fo:letter-spacing="normal" fo:font-style="normal" fo:font-weight="normal" officeooo:paragraph-rsid="000cb82b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1.25pt" fo:letter-spacing="normal" fo:font-style="normal" fo:font-weight="normal" officeooo:paragraph-rsid="000db452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loext:opacity="100%" style:font-name="lato" fo:font-size="11.25pt" fo:letter-spacing="normal" fo:font-style="normal" fo:font-weight="normal" officeooo:paragraph-rsid="000db452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1.2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ff6a28" loext:opacity="100%" style:text-line-through-style="none" style:text-line-through-type="none" style:text-underline-style="none" officeooo:rsid="000bfd77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lato" fo:font-size="11.25pt" fo:letter-spacing="normal" fo:font-style="normal"/>
    </style:style>
    <style:style style:name="T3" style:family="text">
      <style:text-properties fo:font-variant="normal" fo:text-transform="none" fo:color="#000000" loext:opacity="100%" style:font-name="lato" fo:font-size="11.25pt" fo:letter-spacing="normal" fo:font-style="normal" fo:font-weight="normal"/>
    </style:style>
    <style:style style:name="T4" style:family="text">
      <style:text-properties fo:font-variant="normal" fo:text-transform="none" fo:color="#ff6a28" loext:opacity="100%" style:text-line-through-style="none" style:text-line-through-type="none" style:font-name="lato" fo:font-size="11.25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ff6a28" loext:opacity="100%" style:text-line-through-style="none" style:text-line-through-type="none" style:font-name="lato" fo:font-size="11.25pt" fo:letter-spacing="normal" fo:font-style="normal" style:text-underline-style="none" style:text-blinking="false" fo:background-color="transparent" loext:char-shading-value="0"/>
    </style:style>
    <style:style style:name="T6" style:family="text">
      <style:text-properties officeooo:rsid="000bfd77" style:font-weight-asian="normal" style:font-weight-complex="normal"/>
    </style:style>
    <style:style style:name="T7" style:family="text">
      <style:text-properties officeooo:rsid="000db452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ogonoff de frango</text:p>
      <text:p text:style-name="P6"><text:span text:style-name="T6">3 </text:span><text:a xlink:type="simple" xlink:href="https://www.tudogostoso.com.br/receita/10254-fricasse-de-frango.html" office:target-frame-name="_blank" xlink:show="new" text:style-name="Internet_20_link" text:visited-style-name="Visited_20_Internet_20_Link"><text:span text:style-name="T1">peitos de frango</text:span></text:a><text:span text:style-name="T6"> cortados em cubos</text:span></text:p>
      <text:p text:style-name="P6">1 dente de alho picado</text:p>
      <text:p text:style-name="P7">sal e pimenta a gosto</text:p>
      <text:p text:style-name="P7">1 cebola picada</text:p>
      <text:p text:style-name="P7">2 colheres (sopa) de maionese</text:p>
      <text:p text:style-name="P7">1 colher de manteiga</text:p>
      <text:p text:style-name="P5"><text:span text:style-name="T3">1/2 </text:span><text:a xlink:type="simple" xlink:href="https://blog.tudogostoso.com.br/cardapios/ketchup-caseiro/" office:target-frame-name="_blank" xlink:show="new" text:style-name="Internet_20_link" text:visited-style-name="Visited_20_Internet_20_Link"><text:span text:style-name="T4">copo de ketchup</text:span></text:a></text:p>
      <text:p text:style-name="P7">1/3 copo de mostarda</text:p>
      <text:p text:style-name="P7">1 copo de cogumelos</text:p>
      <text:p text:style-name="P7">1 copo de creme de leite</text:p>
      <text:p text:style-name="P5"><text:a xlink:type="simple" xlink:href="https://blog.tudogostoso.com.br/cardapios/receitas-faceis/receitas-com-batata-palha/" office:target-frame-name="_blank" xlink:show="new" text:style-name="Internet_20_link" text:visited-style-name="Visited_20_Internet_20_Link"><text:span text:style-name="T4">batata palha</text:span></text:a><text:span text:style-name="T3"> a gosto</text:span></text:p>
      <text:p text:style-name="P3"/>
      <text:p text:style-name="P2">Mode de preparo </text:p>
      <text:p text:style-name="P8"><text:span text:style-name="T7">Em uma panela, misture o frango, o alho, a maionese, o sal e a pimenta.</text:span></text:p>
      <text:p text:style-name="P9">Em uma frigideira grande, derreta a manteiga e doure a cebola.</text:p>
      <text:p text:style-name="P8">Junte o frango temperado até que esteja dourado.</text:p>
      <text:p text:style-name="P10">Adicione os cogumelos, o ketchup e a mostarda.</text:p>
      <text:p text:style-name="P11"><text:span text:style-name="T3">Incorpore </text:span><text:a xlink:type="simple" xlink:href="https://blog.tudogostoso.com.br/dicas-de-cozinha/creme-de-leite-fresco-caseiro-de-caixinha-e-mais/" office:target-frame-name="_blank" xlink:show="new" text:style-name="Internet_20_link" text:visited-style-name="Visited_20_Internet_20_Link"><text:span text:style-name="T4">o creme de leite</text:span></text:a><text:span text:style-name="T3"> e retire do fogo antes de ferver.</text:span></text:p>
      <text:p text:style-name="P10">Sirva com arroz branco e batata palha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" svg:font-family="la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5:31:39.410000000</dc:date>
    <meta:editing-duration>PT16M39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9" meta:word-count="118" meta:character-count="606" meta:non-whitespace-character-count="506"/>
  </office:meta>
</office:document-meta>
</file>